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972cm"/>
    </style:style>
    <style:style style:name="gr4" style:family="graphic" style:parent-style-name="standard">
      <style:graphic-properties draw:stroke="none" svg:stroke-color="#000000" draw:fill="none" draw:fill-color="#ffffff" fo:min-height="5.36cm"/>
    </style:style>
    <style:style style:name="gr5" style:family="graphic" style:parent-style-name="standard">
      <style:graphic-properties draw:stroke="none" svg:stroke-color="#000000" draw:fill="none" draw:fill-color="#ffffff" fo:min-height="3.751cm"/>
    </style:style>
    <style:style style:name="gr6" style:family="graphic" style:parent-style-name="standard">
      <style:graphic-properties draw:stroke="none" svg:stroke-color="#000000" draw:fill="none" draw:fill-color="#ffffff" fo:min-height="16.897cm"/>
    </style:style>
    <style:style style:name="gr7" style:family="graphic" style:parent-style-name="standard">
      <style:graphic-properties draw:stroke="none" svg:stroke-color="#000000" draw:fill="none" draw:fill-color="#ffffff" fo:min-height="2.616cm"/>
    </style:style>
    <style:style style:name="gr8" style:family="graphic" style:parent-style-name="standard">
      <style:graphic-properties draw:stroke="none" svg:stroke-color="#000000" draw:fill="none" draw:fill-color="#ffffff" fo:min-height="11.008cm"/>
    </style:style>
    <style:style style:name="gr9" style:family="graphic" style:parent-style-name="standard">
      <style:graphic-properties draw:stroke="none" svg:stroke-color="#000000" draw:fill="none" draw:fill-color="#ffffff" fo:min-height="7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52cm" svg:height="13.522cm" svg:x="10.696cm" svg:y="1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6cm" svg:y1="2.491cm" svg:x2="19.453cm" svg:y2="2.491cm">
          <text:p/>
        </draw:line>
        <draw:line draw:style-name="gr2" draw:text-style-name="P1" draw:layer="layout" svg:x1="10.6cm" svg:y1="6.871cm" svg:x2="19.453cm" svg:y2="6.871cm">
          <text:p/>
        </draw:line>
        <draw:frame draw:style-name="gr3" draw:text-style-name="P2" draw:layer="layout" svg:width="8.755cm" svg:height="2.222cm" svg:x="10.661cm" svg:y="1.366cm">
          <draw:text-box>
            <text:p text:style-name="P1"><text:span text:style-name="T1">Product</text:span></text:p>
          </draw:text-box>
        </draw:frame>
        <draw:frame draw:style-name="gr4" draw:text-style-name="P3" draw:layer="layout" svg:width="8.852cm" svg:height="5.61cm" svg:x="10.848cm" svg:y="2.578cm">
          <draw:text-box>
            <text:p><text:span text:style-name="T2">ProductID</text:span></text:p>
            <text:p><text:span text:style-name="T2">ProductName</text:span></text:p>
            <text:p><text:span text:style-name="T2">Price</text:span></text:p>
            <text:p><text:span text:style-name="T2">Size</text:span></text:p>
            <text:p><text:span text:style-name="T2">Catagroy</text:span></text:p>
            <text:p><text:span text:style-name="T2">Shop Storage</text:span></text:p>
            <text:p><text:span text:style-name="T2">Stock Storage</text:span></text:p>
          </draw:text-box>
        </draw:frame>
        <draw:custom-shape draw:style-name="gr1" draw:text-style-name="P1" draw:layer="layout" svg:width="8.8cm" svg:height="18.47cm" svg:x="19.9cm" svg:y="1.3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8cm" svg:y1="2.624cm" svg:x2="28.7cm" svg:y2="2.6cm">
          <text:p/>
        </draw:line>
        <draw:line draw:style-name="gr2" draw:text-style-name="P1" draw:layer="layout" svg:x1="19.8cm" svg:y1="9.707cm" svg:x2="28.7cm" svg:y2="9.7cm">
          <text:p/>
        </draw:line>
        <draw:frame draw:style-name="gr5" draw:text-style-name="P2" draw:layer="layout" svg:width="7.839cm" svg:height="4.001cm" svg:x="19.887cm" svg:y="1.3cm">
          <draw:text-box>
            <text:p text:style-name="P1"><text:span text:style-name="T1">Member</text:span></text:p>
          </draw:text-box>
        </draw:frame>
        <draw:frame draw:style-name="gr6" draw:text-style-name="P4" draw:layer="layout" svg:width="9.2cm" svg:height="17.155cm" svg:x="19.8cm" svg:y="2.553cm">
          <draw:text-box>
            <text:p><text:span text:style-name="T3">MemberID</text:span></text:p>
            <text:p><text:span text:style-name="T3">Title</text:span></text:p>
            <text:p><text:span text:style-name="T3">FirstName</text:span></text:p>
            <text:p><text:span text:style-name="T3">LastName</text:span></text:p>
            <text:p><text:span text:style-name="T3">Postcode</text:span></text:p>
            <text:p><text:span text:style-name="T3">County</text:span></text:p>
            <text:p><text:span text:style-name="T3">City</text:span></text:p>
            <text:p><text:span text:style-name="T3">Town</text:span><text:span text:style-name="T3"><text:line-break/></text:span><text:span text:style-name="T3">Street</text:span></text:p>
            <text:p><text:span text:style-name="T3">House Number</text:span></text:p>
            <text:p><text:span text:style-name="T3">TelephoneNumber</text:span></text:p>
            <text:p><text:span text:style-name="T3">Email</text:span></text:p>
            <text:p><text:span text:style-name="T3"/></text:p>
            <text:p><text:span text:style-name="T2">AreYouSurePopUpWindow</text:span></text:p>
            <text:p><text:span text:style-name="T2">MemberAddedSucessfullyPopUpWindow</text:span></text:p>
            <text:p><text:span text:style-name="T2"/></text:p>
            <text:p><text:span text:style-name="T2">SetFindButtonClickable</text:span></text:p>
            <text:p><text:span text:style-name="T2">FindPostcodeFromCsvFile</text:span></text:p>
            <text:p><text:span text:style-name="T2">GetCountiesFromTextFile</text:span></text:p>
            <text:p><text:span text:style-name="T3">Validate Title</text:span></text:p>
            <text:p><text:span text:style-name="T3">Validate FirstName</text:span></text:p>
            <text:p><text:span text:style-name="T3">Validate LastName</text:span></text:p>
            <text:p><text:span text:style-name="T3">Validate Postcode</text:span></text:p>
            <text:p><text:span text:style-name="T3">Validate County</text:span></text:p>
            <text:p><text:span text:style-name="T3">Validate City</text:span></text:p>
            <text:p><text:span text:style-name="T3">Validate Town</text:span><text:span text:style-name="T3"><text:line-break/></text:span><text:span text:style-name="T3">Validate Street</text:span></text:p>
            <text:p><text:span text:style-name="T3">Validate House Number</text:span></text:p>
            <text:p><text:span text:style-name="T3">Validate TelephoneNumber</text:span></text:p>
            <text:p><text:span text:style-name="T3">Validate Email</text:span></text:p>
            <text:p text:style-name="P3"><text:span text:style-name="T2">AddMemberToDatabase</text:span></text:p>
          </draw:text-box>
        </draw:frame>
        <draw:custom-shape draw:style-name="gr1" draw:text-style-name="P1" draw:layer="layout" svg:width="8.414cm" svg:height="13.4cm" svg:x="1.893cm" svg:y="1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cm" svg:y1="2.799cm" svg:x2="10.216cm" svg:y2="2.799cm">
          <text:p/>
        </draw:line>
        <draw:line draw:style-name="gr2" draw:text-style-name="P1" draw:layer="layout" svg:x1="1.8cm" svg:y1="8.443cm" svg:x2="10.216cm" svg:y2="8.443cm">
          <text:p/>
        </draw:line>
        <draw:frame draw:style-name="gr7" draw:text-style-name="P2" draw:layer="layout" svg:width="8.325cm" svg:height="2.866cm" svg:x="1.937cm" svg:y="1.314cm">
          <draw:text-box>
            <text:p text:style-name="P1"><text:span text:style-name="T1">Order</text:span></text:p>
          </draw:text-box>
        </draw:frame>
        <draw:frame draw:style-name="gr8" draw:text-style-name="P3" draw:layer="layout" svg:width="8.414cm" svg:height="18.171cm" svg:x="1.986cm" svg:y="2.842cm">
          <draw:text-box>
            <text:p><text:span text:style-name="T2">OrderID</text:span></text:p>
            <text:p><text:span text:style-name="T2">Price</text:span></text:p>
            <text:p><text:span text:style-name="T2">Discount</text:span></text:p>
            <text:p><text:span text:style-name="T2">PriceAfterDiscount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etProductTable</text:span></text:p>
            <text:p><text:span text:style-name="T2"/></text:p>
            <text:p><text:span text:style-name="T2">PrintPreviewInvoice</text:span></text:p>
            <text:p><text:span text:style-name="T2"/></text:p>
            <text:p><text:span text:style-name="T2">PrintInvoice</text:span></text:p>
            <text:p><text:span text:style-name="T2"/></text:p>
            <text:p><text:span text:style-name="T2">AddProductToOrder</text:span></text:p>
            <text:p><text:span text:style-name="T2"/></text:p>
            <text:p><text:span text:style-name="T2">UpdateSubTotalPrice</text:span></text:p>
            <text:p><text:span text:style-name="T2"/></text:p>
            <text:p><text:span text:style-name="T2">UpdateTotalPrice</text:span><text:span text:style-name="T2"><text:line-break/></text:span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9" draw:text-style-name="P3" draw:layer="layout" svg:width="8.814cm" svg:height="7.85cm" svg:x="10.743cm" svg:y="7.05cm">
          <draw:text-box>
            <text:p><text:span text:style-name="T2">AreYouSurePopUpWindow</text:span></text:p>
            <text:p><text:span text:style-name="T2">ProductAddedSucessfullyPopUpWindow</text:span></text:p>
            <text:p><text:span text:style-name="T2">ClosePopUpWindows</text:span></text:p>
            <text:p><text:span text:style-name="T2"/></text:p>
            <text:p><text:span text:style-name="T2">UpdateProductImage</text:span></text:p>
            <text:p><text:span text:style-name="T2"/></text:p>
            <text:p><text:span text:style-name="T2">Validate ProductName</text:span></text:p>
            <text:p><text:span text:style-name="T2">Validate Price</text:span></text:p>
            <text:p><text:span text:style-name="T2">Validate Size</text:span></text:p>
            <text:p><text:span text:style-name="T2">Validate Catagroy</text:span></text:p>
            <text:p><text:span text:style-name="T2">Validate Shop Storage</text:span></text:p>
            <text:p><text:span text:style-name="T2">Validate Stock Storage</text:span></text:p>
            <text:p text:style-name="P3"><text:span text:style-name="T2">AddProductTo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0:08:59.906000000</meta:creation-date>
    <dc:date>2015-01-15T17:43:31.453000000</dc:date>
    <meta:editing-duration>P0D</meta:editing-duration>
    <meta:editing-cycles>4</meta:editing-cycles>
    <meta:generator>LibreOffice/4.2.6.3$Windows_x86 LibreOffice_project/3fd416d4c6db7d3204c17ce57a1d70f6e531ee21</meta:generator>
    <meta:document-statistic meta:object-count="16"/>
  </office:meta>
</office:document-meta>
</file>